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00" draw:fill-color="#ff9900" draw:textarea-horizontal-align="justify" draw:textarea-vertical-align="middle" draw:auto-grow-height="false" fo:min-height="0.766cm" fo:min-width="0.77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5cm"/>
    </style:style>
    <style:style style:name="gr6" style:family="graphic" style:parent-style-name="objectwithoutfill">
      <style:graphic-properties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.028cm" fo:min-width="0.141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Dashed" svg:stroke-color="#000000" draw:fill="solid" draw:fill-color="#dddddd" fo:min-height="1.216cm"/>
    </style:style>
    <style:style style:name="gr10" style:family="graphic" style:parent-style-name="standard">
      <style:graphic-properties draw:stroke="dash" draw:stroke-dash="Ultrafine_20_Dashed" svg:stroke-color="#000000" draw:fill="solid" draw:fill-color="#dddddd" fo:min-height="2.509cm"/>
    </style:style>
    <style:style style:name="gr11" style:family="graphic" style:parent-style-name="standard">
      <style:graphic-properties draw:stroke="none" draw:stroke-dash="Ultrafine_20_Dashed" svg:stroke-color="#000000" draw:fill="solid" draw:fill-color="#dddddd" fo:min-height="2.544cm"/>
    </style:style>
    <style:style style:name="gr12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64cm" fo:min-width="1.124cm"/>
    </style:style>
    <style:style style:name="gr13" style:family="graphic" style:parent-style-name="standard">
      <style:graphic-properties draw:stroke="none" draw:stroke-dash="Ultrafine_20_Dashed" svg:stroke-color="#000000" draw:fill="solid" draw:fill-color="#dddddd" fo:min-height="2.51cm"/>
    </style:style>
    <style:style style:name="gr14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.544cm" fo:min-width="2.802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6pt"/>
    </style:style>
    <style:style style:name="P3" style:family="paragraph">
      <loext:graphic-properties draw:fill="solid" draw:fill-color="#579d1c"/>
      <style:paragraph-properties fo:text-align="center"/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="none" draw:fill-color="#ffffff"/>
      <style:text-properties style:use-window-font-color="true"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dddddd"/>
      <style:text-properties fo:font-size="16pt"/>
    </style:style>
    <style:style style:name="P8" style:family="paragraph">
      <loext:graphic-properties draw:fill="solid" draw:fill-color="#ffffff" draw:opacity="100%"/>
      <style:text-properties fo:font-size="16pt" style:font-size-asian="16pt" style:font-size-complex="16pt"/>
    </style:style>
    <style:style style:name="P9" style:family="paragraph">
      <loext:graphic-properties draw:fill="solid" draw:fill-color="#dddddd"/>
    </style:style>
    <style:style style:name="T1" style:family="text">
      <style:text-properties style:font-name="Liberation Sans3" fo:font-size="16pt" style:font-name-asian="Liberation Sans3" style:font-name-complex="Liberation Sans3"/>
    </style:style>
    <style:style style:name="T2" style:family="text">
      <style:text-properties style:text-position="-33% 58%" fo:font-size="16pt"/>
    </style:style>
    <style:style style:name="T3" style:family="text">
      <style:text-properties style:text-position="-33% 58%" style:font-name="Liberation Sans3" fo:font-size="16pt" style:font-name-asian="Liberation Sans3" style:font-name-complex="Liberation Sans3"/>
    </style:style>
    <style:style style:name="T4" style:family="text">
      <style:text-properties fo:font-size="16pt"/>
    </style:style>
    <style:style style:name="T5" style:family="text">
      <style:text-properties style:use-window-font-color="true" fo:font-size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016cm" svg:x="6.754cm" svg:y="5.63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444cm" svg:y="5.464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7.93cm" svg:y="5.453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8.303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85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6.454cm" svg:y="4.856cm">
          <draw:text-box>
            <text:p><text:span text:style-name="T4">C = 5</text:span></text:p>
          </draw:text-box>
        </draw:frame>
        <draw:frame draw:style-name="gr3" draw:text-style-name="P4" draw:layer="layout" svg:width="2.178cm" svg:height="0.878cm" svg:x="12.102cm" svg:y="4.699cm">
          <draw:text-box>
            <text:p><text:span text:style-name="T4">C = 3</text:span></text:p>
          </draw:text-box>
        </draw:frame>
        <draw:frame draw:style-name="gr4" draw:text-style-name="P4" draw:layer="layout" svg:width="2.492cm" svg:height="0.878cm" svg:x="17.582cm" svg:y="4.699cm">
          <draw:text-box>
            <text:p><text:span text:style-name="T4">C = 2</text:span></text:p>
          </draw:text-box>
        </draw:frame>
        <draw:frame draw:style-name="gr5" draw:text-style-name="P5" draw:layer="layout" svg:width="2.415cm" svg:height="0.878cm" svg:x="6.255cm" svg:y="6.656cm">
          <draw:text-box>
            <text:p><text:span text:style-name="T5">T = 100</text:span></text:p>
          </draw:text-box>
        </draw:frame>
        <draw:frame draw:style-name="gr5" draw:text-style-name="P5" draw:layer="layout" svg:width="2.415cm" svg:height="0.878cm" svg:x="11.903cm" svg:y="6.483cm">
          <draw:text-box>
            <text:p><text:span text:style-name="T5">T = 50</text:span></text:p>
          </draw:text-box>
        </draw:frame>
        <draw:frame draw:style-name="gr5" draw:text-style-name="P5" draw:layer="layout" svg:width="2.415cm" svg:height="0.878cm" svg:x="17.483cm" svg:y="6.472cm">
          <draw:text-box>
            <text:p><text:span text:style-name="T5">T = 25</text:span></text:p>
          </draw:text-box>
        </draw:frame>
        <draw:line draw:style-name="gr6" draw:text-style-name="P6" draw:layer="layout" svg:x1="6.08cm" svg:y1="3.548cm" svg:x2="6.08cm" svg:y2="4.537cm">
          <text:p/>
        </draw:line>
        <draw:line draw:style-name="gr6" draw:text-style-name="P6" draw:layer="layout" svg:x1="14.589cm" svg:y1="3.548cm" svg:x2="14.589cm" svg:y2="4.637cm">
          <text:p/>
        </draw:line>
        <draw:custom-shape draw:style-name="gr7" draw:text-style-name="P3" draw:layer="layout" svg:width="1.045cm" svg:height="0.644cm" svg:x="5.645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9.272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6" draw:layer="layout" svg:x1="6.08cm" svg:y1="4.056cm" svg:x2="14.589cm" svg:y2="4.056cm">
          <text:p/>
        </draw:line>
        <draw:frame draw:style-name="gr9" draw:text-style-name="P7" draw:layer="layout" svg:width="1.613cm" svg:height="1.505cm" svg:x="3.951cm" svg:y="5.341cm">
          <draw:text-box>
            <text:p><text:span text:style-name="T4">2. B</text:span></text:p>
            <text:p><text:span text:style-name="T4">1. A</text:span></text:p>
          </draw:text-box>
        </draw:frame>
        <draw:frame draw:style-name="gr10" draw:text-style-name="P7" draw:layer="layout" svg:width="1.651cm" svg:height="2.759cm" svg:x="15.097cm" svg:y="4.656cm">
          <draw:text-box>
            <text:p><text:span text:style-name="T4">2. C</text:span></text:p>
            <text:p><text:span text:style-name="T4">2. C</text:span></text:p>
            <text:p><text:span text:style-name="T4">1. B</text:span></text:p>
            <text:p><text:span text:style-name="T4">1. B</text:span></text:p>
          </draw:text-box>
        </draw:frame>
        <draw:frame draw:style-name="gr11" draw:text-style-name="P7" draw:layer="layout" svg:width="1.778cm" svg:height="2.794cm" svg:x="21.901cm" svg:y="4.583cm">
          <draw:text-box>
            <text:p><text:span text:style-name="T4">2. C</text:span></text:p>
            <text:p><text:span text:style-name="T4">2. C</text:span></text:p>
            <text:p><text:span text:style-name="T4">2. C</text:span></text:p>
            <text:p><text:span text:style-name="T4">2. C</text:span></text:p>
          </draw:text-box>
        </draw:frame>
        <draw:custom-shape draw:style-name="gr2" draw:text-style-name="P3" draw:layer="layout" svg:width="1.045cm" svg:height="0.644cm" svg:x="11.258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6.851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8" draw:layer="layout" svg:width="1.624cm" svg:height="1.014cm" svg:x="9.391cm" svg:y="3.467cm">
          <draw:text-box>
            <text:p><text:span text:style-name="T6">f</text:span><text:span text:style-name="T7">x</text:span><text:span text:style-name="T8">= 2</text:span></text:p>
          </draw:text-box>
        </draw:frame>
        <draw:frame draw:style-name="gr13" draw:text-style-name="P9" draw:layer="layout" svg:width="1.678cm" svg:height="2.76cm" svg:x="20.331cm" svg:y="4.6cm">
          <draw:text-box>
            <text:p><text:span text:style-name="T4">1. B</text:span></text:p>
            <text:p><text:span text:style-name="T4">1. B</text:span></text:p>
            <text:p><text:span text:style-name="T4">1. B</text:span></text:p>
            <text:p><text:span text:style-name="T4">1. B</text:span></text:p>
          </draw:text-box>
        </draw:frame>
        <draw:custom-shape draw:style-name="gr14" draw:text-style-name="P6" draw:layer="layout" svg:width="3.302cm" svg:height="2.794cm" svg:x="20.331cm" svg:y="4.583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613cm" svg:height="1.505cm" svg:x="9.452cm" svg:y="5.342cm">
          <draw:text-box>
            <text:p><text:span text:style-name="T4">2. C</text:span></text:p>
            <text:p><text:span text:style-name="T4">1. 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21-10-30T01:52:58.560025660</dc:date>
    <meta:editing-duration>PT6H9M4S</meta:editing-duration>
    <meta:editing-cycles>52</meta:editing-cycles>
    <meta:generator>LibreOffice/5.1.6.2$Linux_X86_64 LibreOffice_project/10m0$Build-2</meta:generator>
    <meta:document-statistic meta:object-count="25"/>
  </office:meta>
</office:document-meta>
</file>